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officeooo:rsid="00009c8d" officeooo:paragraph-rsid="00009c8d"/>
    </style:style>
    <style:style style:name="P2" style:family="paragraph" style:parent-style-name="Standard">
      <style:text-properties style:font-name="Calibri Light1" fo:font-size="30pt" officeooo:rsid="00185452" officeooo:paragraph-rsid="00185452" style:font-size-asian="30pt" style:font-size-complex="30pt"/>
    </style:style>
    <style:style style:name="P3" style:family="paragraph" style:parent-style-name="Standard">
      <style:text-properties style:font-name="Calibri Light" fo:font-size="20pt" officeooo:rsid="00050851" officeooo:paragraph-rsid="00050851" style:font-size-asian="20pt" style:font-size-complex="20pt"/>
    </style:style>
    <style:style style:name="P4" style:family="paragraph" style:parent-style-name="Standard">
      <style:text-properties style:font-name="Calibri Light" fo:font-size="20pt" officeooo:rsid="00185452" officeooo:paragraph-rsid="00185452" style:font-size-asian="20pt" style:font-size-complex="20pt"/>
    </style:style>
    <style:style style:name="P5" style:family="paragraph" style:parent-style-name="Standard">
      <style:text-properties style:font-name="Calibri" fo:font-size="14pt" officeooo:rsid="00029eef" officeooo:paragraph-rsid="00050851" style:font-size-asian="14pt" style:font-size-complex="14pt"/>
    </style:style>
    <style:style style:name="P6" style:family="paragraph" style:parent-style-name="Standard">
      <style:text-properties style:font-name="Calibri" fo:font-size="14pt" officeooo:rsid="00029eef" officeooo:paragraph-rsid="00185452" style:font-size-asian="14pt" style:font-size-complex="14pt"/>
    </style:style>
    <style:style style:name="P7" style:family="paragraph" style:parent-style-name="Standard">
      <style:text-properties style:font-name="Calibri" fo:font-size="14pt" officeooo:rsid="00185452" officeooo:paragraph-rsid="00185452" style:font-size-asian="14pt" style:font-size-complex="14pt"/>
    </style:style>
    <style:style style:name="P8" style:family="paragraph" style:parent-style-name="Standard">
      <style:text-properties style:font-name="Calibri Light" fo:font-size="20pt" officeooo:rsid="00185452" officeooo:paragraph-rsid="000a7f99" style:font-size-asian="20pt" style:font-size-complex="20pt"/>
    </style:style>
    <style:style style:name="P9" style:family="paragraph" style:parent-style-name="Standard">
      <style:text-properties style:font-name="Calibri Light" fo:font-size="20pt" officeooo:rsid="001e43ae" officeooo:paragraph-rsid="001e43ae" style:font-size-asian="20pt" style:font-size-complex="20pt"/>
    </style:style>
    <style:style style:name="P10" style:family="paragraph" style:parent-style-name="Standard">
      <style:text-properties style:font-name="Calibri Light" fo:font-size="20pt" officeooo:rsid="00201df7" officeooo:paragraph-rsid="00201df7" style:font-size-asian="20pt" style:font-size-complex="20pt"/>
    </style:style>
    <style:style style:name="P11" style:family="paragraph" style:parent-style-name="Standard">
      <style:text-properties style:font-name="Calibri" fo:font-size="14pt" officeooo:rsid="0019bdfb" officeooo:paragraph-rsid="0019bdfb" style:font-size-asian="14pt" style:font-size-complex="14pt"/>
    </style:style>
    <style:style style:name="P12" style:family="paragraph" style:parent-style-name="Standard">
      <style:text-properties style:font-name="Calibri" fo:font-size="14pt" officeooo:rsid="00185452" officeooo:paragraph-rsid="001e43ae" style:font-size-asian="14pt" style:font-size-complex="14pt"/>
    </style:style>
    <style:style style:name="P13" style:family="paragraph" style:parent-style-name="Standard">
      <style:text-properties style:font-name="Calibri" fo:font-size="14pt" officeooo:rsid="00029eef" officeooo:paragraph-rsid="001aed02" style:font-size-asian="14pt" style:font-size-complex="14pt"/>
    </style:style>
    <style:style style:name="P14" style:family="paragraph" style:parent-style-name="Standard">
      <style:text-properties style:font-name="Calibri" fo:font-size="14pt" officeooo:rsid="001aed02" officeooo:paragraph-rsid="001aed02" style:font-size-asian="14pt" style:font-size-complex="14pt"/>
    </style:style>
    <style:style style:name="P15" style:family="paragraph" style:parent-style-name="Standard">
      <style:text-properties style:font-name="Calibri" fo:font-size="14pt" officeooo:rsid="001aed02" officeooo:paragraph-rsid="001e43ae" style:font-size-asian="14pt" style:font-size-complex="14pt"/>
    </style:style>
    <style:style style:name="P16" style:family="paragraph" style:parent-style-name="Standard">
      <style:text-properties style:font-name="Calibri" fo:font-size="14pt" officeooo:rsid="001aed02" officeooo:paragraph-rsid="00201df7" style:font-size-asian="14pt" style:font-size-complex="14pt"/>
    </style:style>
    <style:style style:name="P17" style:family="paragraph" style:parent-style-name="Standard">
      <style:text-properties style:font-name="Calibri" fo:font-size="14pt" officeooo:rsid="001c7721" officeooo:paragraph-rsid="001c7721" style:font-size-asian="14pt" style:font-size-complex="14pt"/>
    </style:style>
    <style:style style:name="P18" style:family="paragraph" style:parent-style-name="Standard">
      <style:text-properties style:font-name="Calibri" fo:font-size="14pt" officeooo:rsid="001e43ae" officeooo:paragraph-rsid="001c7721" style:font-size-asian="14pt" style:font-size-complex="14pt"/>
    </style:style>
    <style:style style:name="P19" style:family="paragraph" style:parent-style-name="Standard">
      <style:text-properties style:font-name="Calibri" fo:font-size="14pt" officeooo:rsid="00201df7" officeooo:paragraph-rsid="00201df7" style:font-size-asian="14pt" style:font-size-complex="14pt"/>
    </style:style>
    <style:style style:name="P20" style:family="paragraph" style:parent-style-name="Standard">
      <style:text-properties style:font-name="Calibri" fo:font-size="14pt" fo:font-style="normal" officeooo:rsid="00201df7" officeooo:paragraph-rsid="00201df7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break-before="page"/>
      <style:text-properties style:font-name="Calibri Light" fo:font-size="20pt" officeooo:rsid="001aed02" officeooo:paragraph-rsid="001aed02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3a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ed02"/>
    </style:style>
    <style:style style:name="T5" style:family="text">
      <style:text-properties officeooo:rsid="001e43ae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äkerhet</text:p>
      <text:p text:style-name="P1"/>
      <text:p text:style-name="P3"/>
      <text:p text:style-name="P8">Intro</text:p>
      <text:p text:style-name="P5"/>
      <text:p text:style-name="P7">I denna uppgift ska du skapa ett system för att hantera <text:span text:style-name="T4">behörighet</text:span> i en nyhetssajt (t.ex aftonbladet). <text:span text:style-name="T4">Det finns olika användare, roller och nyheter.</text:span></text:p>
      <text:p text:style-name="P7"/>
      <text:p text:style-name="P7"/>
      <text:p text:style-name="P4">Användare och roller</text:p>
      <text:p text:style-name="P6"/>
      <text:p text:style-name="P7">En användare har ett namn och epostadress.</text:p>
      <text:p text:style-name="P7">En användare tillhör en roll. </text:p>
      <text:p text:style-name="P7">En användare kan ha en ålder.</text:p>
      <text:p text:style-name="P7"/>
      <text:p text:style-name="P12"><text:span text:style-name="T5">Alla användare tillhör en av dessa roller:</text:span></text:p>
      <text:p text:style-name="P12">- Administrator</text:p>
      <text:p text:style-name="P7">- Publisher</text:p>
      <text:p text:style-name="P7">- Subscriber</text:p>
      <text:p text:style-name="P7">- Anonym (ej inloggad användare)</text:p>
      <text:p text:style-name="P7"/>
      <text:p text:style-name="P7">En <text:span text:style-name="T1">Administrator</text:span> har alltid fullständiga rättigheter</text:p>
      <text:p text:style-name="P7"/>
      <text:p text:style-name="P7">En <text:span text:style-name="T1">Publisher</text:span> får se alla nyheter + publicera nyheter inom sina kategorier.</text:p>
      <text:p text:style-name="P7"/>
      <text:p text:style-name="P7">En <text:span text:style-name="T1">Subscriber</text:span> får inte publicera något. Kan se alla nyheter så länge hon/han inte är för ung. <text:span text:style-name="T5">(Alltså en prenumerant)</text:span></text:p>
      <text:p text:style-name="P7"/>
      <text:p text:style-name="P7">En <text:span text:style-name="T1">anonym</text:span> användare får inte publicera något. Kan bara se nyheter som är öppna. <text:span text:style-name="T5">(Alltså en ej inloggad användare)</text:span></text:p>
      <text:p text:style-name="P7"/>
      <text:p text:style-name="P11"><text:span text:style-name="T3">Se exempelbilderna! </text:span>(login1.png till login5.png)</text:p>
      <text:p text:style-name="P11"/>
      <text:p text:style-name="P21">Instruktioner</text:p>
      <text:p text:style-name="P13"/>
      <text:p text:style-name="P15">Gör en <text:span text:style-name="T1">single-page-application</text:span> (jobba bara med en html-fil). </text:p>
      <text:p text:style-name="P15"/>
      <text:p text:style-name="P15"><text:span text:style-name="T5">Döp projektet till </text:span><text:span text:style-name="T2">NewsSite</text:span><text:span text:style-name="T5">.</text:span></text:p>
      <text:p text:style-name="P14"/>
      <text:p text:style-name="P14">Gör anrop till dina metoder med <text:span text:style-name="T1">AJAX</text:span> (t.ex med jQuery) och låt metoderna returnera json (det är default)</text:p>
      <text:p text:style-name="P14"/>
      <text:p text:style-name="P14">Nyheterna <text:span text:style-name="T1">behöver inte</text:span> ligga i en databas. Du kan skapa en NewsItem-klass och en <text:span text:style-name="T5">hårdkodad </text:span>lista av NewsItems.</text:p>
      <text:p text:style-name="P14"/>
      <text:p text:style-name="P14">Använd <text:span text:style-name="T1">Claims</text:span> för att hålla reda på användaren info: ålder, roll etc</text:p>
      <text:p text:style-name="P14"/>
      <text:p text:style-name="P17">Skapa ett <text:span text:style-name="T1">GUI</text:span> som liknar exempelbilderna (behöver inte se exakt likadant ut, men <text:span text:style-name="T5">funktionen ska vara den samma</text:span>).</text:p>
      <text:p text:style-name="P17"/>
      <text:p text:style-name="P17"/>
      <text:p text:style-name="P9">Hur ska appen funka?</text:p>
      <text:p text:style-name="P15"/>
      <text:p text:style-name="P17">När en <text:span text:style-name="T5">av</text:span> <text:span text:style-name="T1">login-knapp</text:span><text:span text:style-name="T2">arna</text:span><text:span text:style-name="T1"> trycks </text:span>så ska den valda användaren loggas in. Sedan testas <text:span text:style-name="T5">åtkomst mot alla nyheter. Användaren får reda på vilka nyheter användaren har rättighet att se och vilka han/hon får publicera</text:span>.</text:p>
      <text:p text:style-name="P18"/>
      <text:p text:style-name="P10">Länkar</text:p>
      <text:p text:style-name="P16"/>
      <text:p text:style-name="P20">Authorization in ASP.NET Core: Simple, role, claims-based, and custom</text:p>
      <text:p text:style-name="P19"><text:a xlink:type="simple" xlink:href="https://docs.microsoft.com/en" text:style-name="Internet_20_link" text:visited-style-name="Visited_20_Internet_20_Link">https://docs.microsoft.com/en</text:a><text:a xlink:type="simple" xlink:href="https://docs.microsoft.com/en-us/aspnet/core/security/authorization/" text:style-name="Internet_20_link" text:visited-style-name="Visited_20_Internet_20_Link">-us/aspnet/core/security/authorization/</text:a></text:p>
      <text:p text:style-name="P19"/>
      <text:p text:style-name="P19">Se speciellt kapitlet om Claims</text:p>
      <text:p text:style-name="P19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2-15T09:06:15.586000000</dc:date>
    <meta:editing-duration>PT10H15M18S</meta:editing-duration>
    <meta:editing-cycles>21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0" meta:word-count="260" meta:character-count="1701" meta:non-whitespace-character-count="1469"/>
  </office:meta>
</office:document-meta>
</file>